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815a"/>
    </style:style>
    <style:style style:name="P2" style:family="paragraph" style:parent-style-name="Standard">
      <style:text-properties officeooo:rsid="0018f0ef" officeooo:paragraph-rsid="0018f0ef"/>
    </style:style>
    <style:style style:name="P3" style:family="paragraph" style:parent-style-name="Standard">
      <style:text-properties officeooo:paragraph-rsid="0018f0ef"/>
    </style:style>
    <style:style style:name="T1" style:family="text">
      <style:text-properties officeooo:rsid="0018815a"/>
    </style:style>
    <style:style style:name="T2" style:family="text">
      <style:text-properties officeooo:rsid="0018f0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NHA 75: Abre a tag de Script interno <text:line-break/>LINHA 76: Foi pego </text:span>o formulário usando o ID form e guarda<text:span text:style-name="T1">do</text:span> na variável form</text:p>
      <text:p text:style-name="P3"><text:span text:style-name="T2">LINHA 77: É pego</text:span> o corpo da tabela e guarda <text:span text:style-name="T2">os dados</text:span> na variável tabela</text:p>
      <text:p text:style-name="P2">LINHA 78: É criado uma função que quando clica no botão com o id submit é ativado a função</text:p>
      <text:p text:style-name="P3"><text:span text:style-name="T2">LINHA 79: </text:span>Imped<text:span text:style-name="T2">e </text:span>que a página recarregue quando o formulário é enviado</text:p>
      <text:p text:style-name="P2">LINHA 80: É pego o nome digitado pelo usuario e guarda na variavel nome</text:p>
      <text:p text:style-name="P2">LINHA 81: É pego o e-mail digitad<text:tab/>pelo usuario e guarda na variavel e-mail</text:p>
      <text:p text:style-name="P2">LINHA 82: Cria uma nova linha na tabela</text:p>
      <text:p text:style-name="P2">LINHA 83: Cria uma nova celula para o nome</text:p>
      <text:p text:style-name="P2">LINHA 84: Cria uma nova celula para o e-mail</text:p>
      <text:p text:style-name="P3"><text:span text:style-name="T2">LINHA 85: Foi colocado o Nome na célula de Nome da tabela</text:span></text:p>
      <text:p text:style-name="P2">LINHA 86: Foi colocado o e-mail na célula de e-mail da tabela</text:p>
      <text:p text:style-name="P2">LINHA 87: Limpa a caixa de texto (onde eu escrevo o nome e o e-mail)</text:p>
      <text:p text:style-name="P2">LINHA 88: Fecha a função</text:p>
      <text:p text:style-name="P2">LINHA 89: Fecha a tag Scrip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0:56:46.023505885</meta:creation-date>
    <dc:date>2024-10-11T11:19:58.843323058</dc:date>
    <meta:editing-duration>PT12S</meta:editing-duration>
    <meta:editing-cycles>1</meta:editing-cycles>
    <meta:document-statistic meta:table-count="0" meta:image-count="0" meta:object-count="0" meta:page-count="1" meta:paragraph-count="14" meta:word-count="173" meta:character-count="855" meta:non-whitespace-character-count="695"/>
    <meta:generator>LibreOffice/7.0.6.2$Linux_X86_64 LibreOffice_project/144abb84a525d8e30c9dbbefa69cbbf2d8d4ae3b</meta:generator>
  </office:meta>
</office:document-meta>
</file>